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10.192cm" fo:margin-left="0cm" table:align="left"/>
    </style:style>
    <style:style style:name="Таблица2.A" style:family="table-column">
      <style:table-column-properties style:column-width="6.047cm"/>
    </style:style>
    <style:style style:name="Таблица2.B" style:family="table-column">
      <style:table-column-properties style:column-width="4.145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/>
    </style:style>
    <style:style style:name="P7" style:family="paragraph" style:parent-style-name="Text_20_body">
      <style:text-properties fo:language="en" fo:country="GB" style:font-size-complex="14pt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.106cm" fo:margin-bottom="0.106cm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fo:font-style="italic" style:font-style-asian="italic" style:font-size-complex="14pt"/>
    </style:style>
    <style:style style:name="T7" style:family="text">
      <style:text-properties fo:language="en" fo:country="US" fo:font-style="italic" style:font-style-asian="italic" style:font-size-complex="14pt" style:font-style-complex="italic"/>
    </style:style>
    <style:style style:name="T8" style:family="text">
      <style:text-properties fo:language="en" fo:country="GB" style:font-size-complex="14pt"/>
    </style:style>
    <style:style style:name="T9" style:family="text">
      <style:text-properties style:font-size-complex="14pt"/>
    </style:style>
    <style:style style:name="T10" style:family="text">
      <style:text-properties style:font-name="Times New Roman1" fo:font-size="12pt" fo:language="en" fo:country="US" style:font-size-complex="14pt"/>
    </style:style>
    <style:style style:name="T11" style:family="text">
      <style:text-properties style:font-name="Times New Roman1"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7cm" draw:z-index="0"><draw:image xlink:href="../../odt_eng/images/0001.png" xlink:type="simple" xlink:show="embed" xlink:actuate="onLoad"/></draw:frame></text:span></text:span></text:p>
          </table:table-cell>
          <table:table-cell table:style-name="Таблица1.B1" office:value-type="string">
            <text:h text:style-name="P9" text:outline-level="1">Step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61cm" svg:height="1.24cm" draw:z-index="0"><draw:image xlink:href="../../odt_eng/images/000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generates the output value calculated as per the algorithm:</text:span></text:span></text:p>
            <text:p text:style-name="P4"><draw:frame draw:style-name="fr3" draw:name="Объект1" text:anchor-type="as-char" svg:y="-0.746cm" svg:width="4.352cm" svg:height="1.393cm" draw:z-index="0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3" text:anchor-type="as-char" svg:y="-0.441cm" svg:width="0.531cm" svg:height="0.621cm" draw:z-index="0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3">is for response time, </text:span></text:span><text:span text:style-name="Основной_20_шрифт_20_абзаца"><text:span text:style-name="T3"><draw:frame draw:style-name="fr4" draw:name="Object4" text:anchor-type="as-char" svg:y="-0.441cm" svg:width="0.66cm" svg:height="0.621cm" draw:z-index="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3">is for initial value,</text:span></text:span><text:span text:style-name="Основной_20_шрифт_20_абзаца"><text:span text:style-name="T3"><draw:frame draw:style-name="fr4" draw:name="Object5" text:anchor-type="as-char" svg:y="-0.441cm" svg:width="0.653cm" svg:height="0.621cm" draw:z-index="0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Основной_20_шрифт_20_абзаца"><text:span text:style-name="T3">is for final value</text:span></text:span><text:span text:style-name="Основной_20_шрифт_20_абзаца"><text:span text:style-name="T8"> ,</text:span></text:span><text:span text:style-name="Основной_20_шрифт_20_абзаца"><text:span text:style-name="T3"><draw:frame draw:style-name="fr4" draw:name="Object6" text:anchor-type="as-char" svg:y="-0.441cm" svg:width="0.376cm" svg:height="0.549cm" draw:z-index="0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Основной_20_шрифт_20_абзаца"><text:span text:style-name="T3">i</text:span></text:span><text:span text:style-name="Основной_20_шрифт_20_абзаца"><text:span text:style-name="T3">s for </text:span></text:span><text:span text:style-name="Основной_20_шрифт_20_абзаца"><text:span text:style-name="T11">current simulation time</text:span></text:span><text:span text:style-name="Основной_20_шрифт_20_абзаца"><text:span text:style-name="T10"> </text:span></text:span><text:span text:style-name="Основной_20_шрифт_20_абзаца"><text:span text:style-name="T3">given in seconds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9">:</text:span></text:span></text:p>
            <text:list xml:id="list95946445898182194" text:style-name="L1">
              <text:list-item>
                <text:p text:style-name="P10"><text:span text:style-name="Основной_20_шрифт_20_абзаца"><text:span text:style-name="T3">Time of activation </text:span></text:span><text:span text:style-name="Основной_20_шрифт_20_абзаца"><text:span text:style-name="T9">–</text:span></text:span><text:span text:style-name="Основной_20_шрифт_20_абзаца"><text:span text:style-name="T9"><draw:frame draw:style-name="fr4" draw:name="Object7" text:anchor-type="as-char" svg:y="-0.441cm" svg:width="0.531cm" svg:height="0.621cm" draw:z-index="0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Основной_20_шрифт_20_абзаца"><text:span text:style-name="T9">.</text:span></text:span></text:p>
              </text:list-item>
              <text:list-item>
                <text:p text:style-name="P10"><text:span text:style-name="Основной_20_шрифт_20_абзаца"><text:span text:style-name="T3">Initial state</text:span></text:span><text:span text:style-name="Основной_20_шрифт_20_абзаца"><text:span text:style-name="T9"> –</text:span></text:span><text:span text:style-name="Основной_20_шрифт_20_абзаца"><text:span text:style-name="T9"><draw:frame draw:style-name="fr4" draw:name="Object8" text:anchor-type="as-char" svg:y="-0.441cm" svg:width="0.66cm" svg:height="0.621cm" draw:z-index="0"><draw:object xlink:href="./Object 19" xlink:type="simple" xlink:show="embed" xlink:actuate="onLoad"/><draw:image xlink:href="./ObjectReplacements/Object 19" xlink:type="simple" xlink:show="embed" xlink:actuate="onLoad"/><svg:title>formula</svg:title></draw:frame></text:span></text:span><text:span text:style-name="Основной_20_шрифт_20_абзаца"><text:span text:style-name="T9">.</text:span></text:span></text:p>
              </text:list-item>
              <text:list-item>
                <text:p text:style-name="P10"><text:span text:style-name="Основной_20_шрифт_20_абзаца"><text:span text:style-name="T3">Final state </text:span></text:span><text:span text:style-name="Основной_20_шрифт_20_абзаца"><text:span text:style-name="T9">–</text:span></text:span><text:span text:style-name="Основной_20_шрифт_20_абзаца"><text:span text:style-name="T9"><draw:frame draw:style-name="fr4" draw:name="Object9" text:anchor-type="as-char" svg:y="-0.441cm" svg:width="0.653cm" svg:height="0.621cm" draw:z-index="0"><draw:object xlink:href="./Object 20" xlink:type="simple" xlink:show="embed" xlink:actuate="onLoad"/><draw:image xlink:href="./ObjectReplacements/Object 20" xlink:type="simple" xlink:show="embed" xlink:actuate="onLoad"/><svg:title>formula</svg:title></draw:frame></text:span></text:span><text:span text:style-name="Основной_20_шрифт_20_абзаца"><text:span text:style-name="T9">.</text:span></text:span></text:p>
              </text:list-item>
            </text:list>
            <text:p text:style-name="Text_20_body"><text:span text:style-name="Основной_20_шрифт_20_абзаца"><text:span text:style-name="T3">The properties can be vectors</text:span></text:span><text:span text:style-name="Основной_20_шрифт_20_абзаца"><text:span text:style-name="T8"> </text:span></text:span><text:span text:style-name="Основной_20_шрифт_20_абзаца"><text:span text:style-name="T8"><draw:frame draw:style-name="fr4" draw:name="Объект2" text:anchor-type="as-char" svg:y="-0.473cm" svg:width="3.836cm" svg:height="0.684cm" draw:z-index="0"><draw:object xlink:href="./Object 21" xlink:type="simple" xlink:show="embed" xlink:actuate="onLoad"/><draw:image xlink:href="./ObjectReplacements/Object 21" xlink:type="simple" xlink:show="embed" xlink:actuate="onLoad"/><svg:title>формула</svg:title></draw:frame></text:span></text:span><text:span text:style-name="Основной_20_шрифт_20_абзаца"><text:span text:style-name="T8">,</text:span></text:span><text:span text:style-name="Основной_20_шрифт_20_абзаца"><text:span text:style-name="T8"><draw:frame draw:style-name="fr4" draw:name="Объект3" text:anchor-type="as-char" svg:y="-0.473cm" svg:width="4.353cm" svg:height="0.684cm" draw:z-index="0"><draw:object xlink:href="./Object 22" xlink:type="simple" xlink:show="embed" xlink:actuate="onLoad"/><draw:image xlink:href="./ObjectReplacements/Object 22" xlink:type="simple" xlink:show="embed" xlink:actuate="onLoad"/><svg:title>формула</svg:title></draw:frame></text:span></text:span><text:span text:style-name="Основной_20_шрифт_20_абзаца"><text:span text:style-name="T3">and</text:span></text:span><text:span text:style-name="Основной_20_шрифт_20_абзаца"><text:span text:style-name="T8"> </text:span></text:span><text:span text:style-name="Основной_20_шрифт_20_абзаца"><text:span text:style-name="T8"><draw:frame draw:style-name="fr4" draw:name="Объект4" text:anchor-type="as-char" svg:y="-0.473cm" svg:width="4.337cm" svg:height="0.684cm" draw:z-index="0"><draw:object xlink:href="./Object 23" xlink:type="simple" xlink:show="embed" xlink:actuate="onLoad"/><draw:image xlink:href="./ObjectReplacements/Object 23" xlink:type="simple" xlink:show="embed" xlink:actuate="onLoad"/><svg:title>формула</svg:title></draw:frame></text:span></text:span><text:span text:style-name="Основной_20_шрифт_20_абзаца"><text:span text:style-name="T8">, </text:span></text:span><text:span text:style-name="Основной_20_шрифт_20_абзаца"><text:span text:style-name="T3">the dimensions of which shall have the same value</text:span></text:span><text:span text:style-name="Основной_20_шрифт_20_абзаца"><text:span text:style-name="T8">;</text:span></text:span><text:span text:style-name="Основной_20_шрифт_20_абзаца"><text:span text:style-name="T3"> in this case the vector</text:span></text:span><text:span text:style-name="Основной_20_шрифт_20_абзаца"><text:span text:style-name="T7"> </text:span></text:span><text:span text:style-name="Основной_20_шрифт_20_абзаца"><text:span text:style-name="T3">will be at the output:</text:span></text:span></text:p>
            <text:p text:style-name="P4"><draw:frame draw:style-name="fr4" draw:name="Объект5" text:anchor-type="as-char" svg:y="-0.746cm" svg:width="4.964cm" svg:height="1.393cm" draw:z-index="0"><draw:object xlink:href="./Object 24" xlink:type="simple" xlink:show="embed" xlink:actuate="onLoad"/><draw:image xlink:href="./ObjectReplacements/Object 24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Example</text:span></text:span><text:span text:style-name="Основной_20_шрифт_20_абзаца"><text:span text:style-name="T3">s of filling </text:span></text:span><text:span text:style-name="Основной_20_шрифт_20_абзаца"><text:span text:style-name="T3">in </text:span></text:span><text:span text:style-name="Основной_20_шрифт_20_абзаца"><text:span text:style-name="T3">the dialog window for unit properties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8"> </text:span></text:span><text:span text:style-name="Основной_20_шрифт_20_абзаца"><text:span text:style-name="T3">definition of properties</text:span></text:span><text:span text:style-name="Основной_20_шрифт_20_абзаца"><text:span text:style-name="T8">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5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Response time</text:p>
                </table:table-cell>
                <table:table-cell table:style-name="Таблица2.B3" office:value-type="string">
                  <text:p text:style-name="P7">[2]</text:p>
                </table:table-cell>
              </table:table-row>
              <table:table-row>
                <table:table-cell table:style-name="Таблица2.A3" office:value-type="string">
                  <text:p text:style-name="P5">Initial state</text:p>
                </table:table-cell>
                <table:table-cell table:style-name="Таблица2.B3" office:value-type="string">
                  <text:p text:style-name="P5">[0]</text:p>
                </table:table-cell>
              </table:table-row>
              <table:table-row>
                <table:table-cell table:style-name="Таблица2.A3" office:value-type="string">
                  <text:p text:style-name="P5">Final state</text:p>
                </table:table-cell>
                <table:table-cell table:style-name="Таблица2.B3" office:value-type="string">
                  <text:p text:style-name="P5">[1]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8"> </text:span></text:span><text:span text:style-name="Основной_20_шрифт_20_абзаца"><text:span text:style-name="T3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5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Response tim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8">[</text:span></text:span><text:span text:style-name="Основной_20_шрифт_20_абзаца"><text:span text:style-name="T3">time_start</text:span></text:span><text:span text:style-name="Основной_20_шрифт_20_абзаца"><text:span text:style-name="T8">]</text:span></text:span></text:p>
                </table:table-cell>
              </table:table-row>
              <table:table-row>
                <table:table-cell table:style-name="Таблица2.A3" office:value-type="string">
                  <text:p text:style-name="P5">Initial state</text:p>
                </table:table-cell>
                <table:table-cell table:style-name="Таблица2.B3" office:value-type="string">
                  <text:p text:style-name="P5">[y_off]</text:p>
                </table:table-cell>
              </table:table-row>
              <table:table-row>
                <table:table-cell table:style-name="Таблица2.A3" office:value-type="string">
                  <text:p text:style-name="P5">Final stat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8">[</text:span></text:span><text:span text:style-name="Основной_20_шрифт_20_абзаца"><text:span text:style-name="T3">y_on</text:span></text:span><text:span text:style-name="Основной_20_шрифт_20_абзаца"><text:span text:style-name="T8">]</text:span></text:span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3">definition of properties</text:span></text:span><text:span text:style-name="Основной_20_шрифт_20_абзаца"><text:span text:style-name="T8">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5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Response tim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8">[</text:span></text:span><text:span text:style-name="Основной_20_шрифт_20_абзаца"><text:span text:style-name="T3">5</text:span></text:span><text:span text:style-name="Основной_20_шрифт_20_абзаца"><text:span text:style-name="T8">]</text:span></text:span></text:p>
                </table:table-cell>
              </table:table-row>
              <table:table-row>
                <table:table-cell table:style-name="Таблица2.A3" office:value-type="string">
                  <text:p text:style-name="P5">Initial state</text:p>
                </table:table-cell>
                <table:table-cell table:style-name="Таблица2.B3" office:value-type="string">
                  <text:p text:style-name="P5">[y_off]</text:p>
                </table:table-cell>
              </table:table-row>
              <table:table-row>
                <table:table-cell table:style-name="Таблица2.A3" office:value-type="string">
                  <text:p text:style-name="P5">Final stat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8">[</text:span></text:span><text:span text:style-name="Основной_20_шрифт_20_абзаца"><text:span text:style-name="T3">y_on</text:span></text:span><text:span text:style-name="Основной_20_шрифт_20_абзаца"><text:span text:style-name="T8">]</text:span></text:span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5">Vector </text:span></text:span><text:span text:style-name="Основной_20_шрифт_20_абзаца"><text:span text:style-name="T3">definition of properties</text:span></text:span><text:span text:style-name="Основной_20_шрифт_20_абзаца"><text:span text:style-name="T8">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5">Name</text:p>
                </table:table-cell>
                <table:table-cell table:style-name="Таблица2.B2" office:value-type="string">
                  <text:p text:style-name="P5">Value</text:p>
                </table:table-cell>
              </table:table-row>
              <table:table-row>
                <table:table-cell table:style-name="Таблица2.A3" office:value-type="string">
                  <text:p text:style-name="P5">Response tim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3">[3,2</text:span></text:span><text:span text:style-name="Основной_20_шрифт_20_абзаца"><text:span text:style-name="T8">]</text:span></text:span></text:p>
                </table:table-cell>
              </table:table-row>
              <table:table-row>
                <table:table-cell table:style-name="Таблица2.A3" office:value-type="string">
                  <text:p text:style-name="P5">Initial state</text:p>
                </table:table-cell>
                <table:table-cell table:style-name="Таблица2.B3" office:value-type="string">
                  <text:p text:style-name="P5">[0.0,0.0]</text:p>
                </table:table-cell>
              </table:table-row>
              <table:table-row>
                <table:table-cell table:style-name="Таблица2.A3" office:value-type="string">
                  <text:p text:style-name="P5">Final state</text:p>
                </table:table-cell>
                <table:table-cell table:style-name="Таблица2.B3" office:value-type="string">
                  <text:p text:style-name="Text_20_body"><text:span text:style-name="Основной_20_шрифт_20_абзаца"><text:span text:style-name="T3">[5.5,6.5</text:span></text:span><text:span text:style-name="Основной_20_шрифт_20_абзаца"><text:span text:style-name="T8">]</text:span></text:span></text:p>
                </table:table-cell>
              </table:table-row>
            </table:table>
            <text:p text:style-name="P6">Notes:</text:p>
            <text:list xml:id="list8672948169401449425" text:style-name="L2">
              <text:list-item>
                <text:p text:style-name="P11"><text:span text:style-name="Основной_20_шрифт_20_абзаца"><text:span text:style-name="T3">By default the unit generates a </text:span></text:span><text:span text:style-name="Основной_20_шрифт_20_абзаца"><text:span text:style-name="T6">scalar</text:span></text:span><text:span text:style-name="Основной_20_шрифт_20_абзаца"><text:span text:style-name="T3"> output signal.</text:span></text:span></text:p>
              </text:list-item>
              <text:list-item>
                <text:p text:style-name="P11"><text:span text:style-name="Основной_20_шрифт_20_абзаца"><text:span text:style-name="T3">Named properties are set up as </text:span></text:span><text:span text:style-name="Основной_20_шрифт_20_абзаца"><text:span text:style-name="T6">local </text:span></text:span><text:span text:style-name="Основной_20_шрифт_20_абзаца"><text:span text:style-name="T3">variables of model (or submodel) in </text:span></text:span><text:span text:style-name="Основной_20_шрифт_20_абзаца"><text:span text:style-name="T6">Parameters </text:span></text:span><text:span text:style-name="Основной_20_шрифт_20_абзаца"><text:span text:style-name="T3">tab or as global signals of the project via </text:span></text:span><text:span text:style-name="Основной_20_шрифт_20_абзаца"><text:span text:style-name="T6">Graphics</text:span></text:span><text:span text:style-name="Основной_20_шрифт_20_абзаца"><text:span text:style-name="T3"> </text:span></text:span><text:span text:style-name="Основной_20_шрифт_20_абзаца"><text:span text:style-name="T7">→ Signals </text:span></text:span><text:span text:style-name="Основной_20_шрифт_20_абзаца"><text:span text:style-name="T3">main menu option.</text:span></text:span></text:p>
              </text:list-item>
            </text:list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тупенька</dc:title>
    <meta:creation-date>2012-04-09T05:57:00</meta:creation-date>
    <dc:date>2012-04-25T09:11:24.35</dc:date>
    <meta:print-date>2011-11-10T16:21:00</meta:print-date>
    <meta:editing-cycles>15</meta:editing-cycles>
    <meta:editing-duration>PT4H30M12S</meta:editing-duration>
    <meta:document-statistic meta:character-count="1111" meta:image-count="2" meta:object-count="12" meta:page-count="2" meta:paragraph-count="55" meta:table-count="2" meta:word-count="19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1.odt/Normal.dotm"/>
  </office:meta>
</office:document-meta>
</file>

<file path=Object 1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text>if</mtext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n>0,</mn>
                    </msub>
                    <mi/>
                    <mtext>if</mtext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1, ~ "if" ~ t &gt; t_0 , #
alignl y_0, ~ "if" ~ t &lt;= t_0 ,  }
right none
</annotation>
  </semantics>
</math>
</file>

<file path=Object 1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1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16/content.xml><?xml version="1.0" encoding="utf-8"?>
<math xmlns="http://www.w3.org/1998/Math/MathML">
  <semantics>
    <mrow>
      <mi>t</mi>
    </mrow>
    <annotation encoding="StarMath 5.0">t</annotation>
  </semantics>
</math>
</file>

<file path=Object 1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1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2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2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2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23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24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text>if</mtext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text>if</mtext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1,i}, ~ "if" ~ t &gt; t_{0,i} , #
alignl y_{0,i}, ~ "if" ~ t &lt;= t_{0,i} .  }
right none
</annotation>
  </semantics>
</math>
</file>